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" svg:font-family="'Calisto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color="#ffffff" style:font-name="Arial Black"/>
    </style:style>
    <style:style style:name="P3" style:family="paragraph">
      <loext:graphic-properties draw:fill="none" draw:fill-color="#ffffff"/>
      <style:text-properties fo:color="#ffffff" style:font-name="Arial Black"/>
    </style:style>
    <style:style style:name="P4" style:family="paragraph">
      <loext:graphic-properties draw:fill-color="#ff0000"/>
      <style:paragraph-properties fo:text-align="center"/>
    </style:style>
    <style:style style:name="T1" style:family="text">
      <style:text-properties fo:color="#ffffff" style:font-name="Arial Black" fo:font-size="66pt" style:font-size-asian="66pt" style:font-size-complex="66pt"/>
    </style:style>
    <style:style style:name="T2" style:family="text">
      <style:text-properties fo:color="#ffffff" style:font-name="Arial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cm" svg:height="29.7cm" svg:x="0.1cm" svg:y="2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86cm" svg:height="3.532cm" svg:x="7cm" svg:y="7.9cm">
          <draw:text-box>
            <text:p text:style-name="P2"><text:span text:style-name="T1">Tetris</text:span></text:p>
          </draw:text-box>
        </draw:frame>
        <draw:frame draw:style-name="gr2" draw:text-style-name="P3" draw:layer="layout" svg:width="4.486cm" svg:height="1.145cm" svg:x="7.3cm" svg:y="12.9cm">
          <draw:text-box>
            <text:p><text:span text:style-name="T2">Game Start</text:span></text:p>
          </draw:text-box>
        </draw:frame>
        <draw:frame draw:style-name="gr2" draw:text-style-name="P3" draw:layer="layout" svg:width="1.95cm" svg:height="1.145cm" svg:x="7.2cm" svg:y="15.255cm">
          <draw:text-box>
            <text:p><text:span text:style-name="T2">Quit</text:span></text:p>
          </draw:text-box>
        </draw:frame>
        <draw:custom-shape draw:style-name="gr3" draw:text-style-name="P4" draw:layer="layout" svg:width="0.4cm" svg:height="0.4cm" draw:transform="rotate (-1.5707963267949) translate (6.8cm 13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5.451cm" svg:height="1.145cm" svg:x="7.75cm" svg:y="16.9cm">
          <draw:text-box>
            <text:p><text:span text:style-name="T2">Press Space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sto MT" svg:font-family="'Calisto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23:49:05.120000000</meta:creation-date>
    <dc:date>2017-07-08T20:50:44.654000000</dc:date>
    <meta:editing-duration>P2DT12H5M15S</meta:editing-duration>
    <meta:editing-cycles>1</meta:editing-cycles>
    <meta:document-statistic meta:object-count="6"/>
    <meta:generator>LibreOffice/5.3.3.2$Windows_x86 LibreOffice_project/3d9a8b4b4e538a85e0782bd6c2d430bafe583448</meta:generator>
  </office:meta>
</office:document-meta>
</file>